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8c9d7" officeooo:paragraph-rsid="0018c9d7"/>
    </style:style>
    <style:style style:name="P3" style:family="paragraph" style:parent-style-name="Text_20_body">
      <style:text-properties fo:font-size="20pt" fo:font-weight="bold" officeooo:rsid="0018c9d7" officeooo:paragraph-rsid="0018c9d7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HAM AHAM AHAM…</text:p>
      <text:p text:style-name="Text_20_body"/>
      <text:p text:style-name="Text_20_body">There are 3 paths here only one lead to the flag…</text:p>
      <text:p text:style-name="Text_20_body"/>
      <text:list text:style-name="L1">
        <text:list-item>
          <text:p text:style-name="P1">MDAxMTAxMDAgMDAxMTAxMDEgMDAxMTAwMDEgMDExMTEwMTEgMDExMDAwMTEgMDExMDEwMDAgMDExMDAwMDEgMDExMDExMDAgMDExMDExMDAgMDAxMTAwMTEgMDExMDExMTAgMDExMDAxMTEgMDExMDAxMDEgMDEwMTExMTEgMDExMDAxMTAgMDAxMTAwMDEgMDExMDExMTAgMDAxMTAwMDEgMDExMTAwMTEgMDExMDEwMDAgMDAxMTAwMTEgMDExMDAxMDAgMDExMTExMDE=</text:p>
        </text:list-item>
        <text:list-item>
          <text:p text:style-name="P1">NTMgNkYgNzIgNzIgNzkgMjAgNjggNjUgNjggNjUgNjggNjUgNjggNjU=</text:p>
        </text:list-item>
        <text:list-item>
          <text:p text:style-name="P1">MzQgMzkgMjAgMzIgMzAgMjAgMzYgNDIgMjAgMzYgNDUgMjAgMzYgNDYgMjAgMzcgMzcgMjAgMzIgMzAgMjAgMzcgMzkgMjAgMzYgNDYgMjAgMzcgMzUgMjAgMzIgMzAgMjAgMzYgMzEgMjAgMzcgMzIgMjAgMzYgMzUgMjAgMzIgMzAgMjAgMzcgMzMgMjAgMzcgMzQgMjAgMzYgMzkgMjAgMzYgNDMgMjAgMzYgNDMgMjAgMzIgMzAgMjAgMzcgMzMgMjAgMzYgNDQgMjAgMzYgMzkgMjAgMzYgNDMgMjAgMzYgMzkgMjAgMzYgNDUgMjAgMzYgMzcgMjAgMzIgMzAgMjAgMzYgMzEgMjAgMzYgMzYgMjAgMzcgMzQgMjAgMzYgMzUgMjAgMzcgMzIgMjAgMzIgMzAgMjAgMzYgMzEgMjAgMzYgNDMgMjAgMzYgNDMgMjAgMzIgMzAgMjAgMzYgNDYgMjAgMzYgMzYgMjAgMzIgMzAgMjAgMzcgMzQgMjAgMzYgMzggMjAgMzYgMzkgMjAgMzcgMzMgMjAgMzIgMzE=</text:p>
        </text:list-item>
      </text:list>
      <text:p text:style-name="Text_20_body"/>
      <text:p text:style-name="P3">HINT:</text:p>
      <text:p text:style-name="P2">1. Binary</text:p>
      <text:p text:style-name="P2">2. Hex</text:p>
      <text:p text:style-name="P2">3. Oc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00:38:16.359000000</meta:creation-date>
    <dc:date>2025-06-19T00:43:29.224000000</dc:date>
    <meta:editing-duration>PT5M13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9" meta:word-count="27" meta:character-count="988" meta:non-whitespace-character-count="973"/>
  </office:meta>
</office:document-meta>
</file>